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T1" style:family="text">
      <style:text-properties style:font-name="Liberation Serif1" fo:font-size="12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4733fac8-7fff-d6f9-9bc8-d47c0a584246"/>num=int(input("enter a number"))</text:p>
      <text:p text:style-name="P1">if num &gt; 1:</text:p>
      <text:p text:style-name="P2">    <text:span text:style-name="T1">for i in range(2,int(num/2)+1):</text:span></text:p>
      <text:p text:style-name="P2">        <text:span text:style-name="T1">if(num%i)==0:</text:span></text:p>
      <text:p text:style-name="P2">            <text:span text:style-name="T1">print(num,"is not a prime number")</text:span></text:p>
      <text:p text:style-name="P2">            <text:span text:style-name="T1">break</text:span></text:p>
      <text:p text:style-name="P2">    <text:span text:style-name="T1">else:</text:span></text:p>
      <text:p text:style-name="P2">        <text:span text:style-name="T1">print(num,"is a prime number")</text:span></text:p>
      <text:p text:style-name="P1">else:</text:p>
      <text:p text:style-name="P2">    <text:span text:style-name="T1">print(num,"is not a prime number")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5T11:20:12.910636031</meta:creation-date>
    <dc:date>2022-05-05T11:21:01.823383483</dc:date>
    <meta:editing-duration>PT50S</meta:editing-duration>
    <meta:editing-cycles>1</meta:editing-cycles>
    <meta:document-statistic meta:table-count="0" meta:image-count="0" meta:object-count="0" meta:page-count="1" meta:paragraph-count="11" meta:word-count="29" meta:character-count="253" meta:non-whitespace-character-count="181"/>
    <meta:generator>LibreOffice/5.1.6.2$Linux_X86_64 LibreOffice_project/10m0$Build-2</meta:generator>
  </office:meta>
</office:document-meta>
</file>